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50c" officeooo:paragraph-rsid="000cd50c"/>
    </style:style>
    <style:style style:name="P2" style:family="paragraph" style:parent-style-name="Standard">
      <style:text-properties officeooo:rsid="000df3a4" officeooo:paragraph-rsid="000df3a4"/>
    </style:style>
    <style:style style:name="P3" style:family="paragraph" style:parent-style-name="Standard">
      <style:text-properties officeooo:rsid="000fe57d" officeooo:paragraph-rsid="000fe57d"/>
    </style:style>
    <style:style style:name="P4" style:family="paragraph" style:parent-style-name="Standard">
      <style:text-properties officeooo:rsid="000fe57d" officeooo:paragraph-rsid="0010b932"/>
    </style:style>
    <style:style style:name="P5" style:family="paragraph" style:parent-style-name="Standard">
      <style:text-properties officeooo:rsid="000fe57d" officeooo:paragraph-rsid="0010bda1"/>
    </style:style>
    <style:style style:name="P6" style:family="paragraph" style:parent-style-name="Standard">
      <style:text-properties officeooo:rsid="0010bda1" officeooo:paragraph-rsid="0010bda1"/>
    </style:style>
    <style:style style:name="P7" style:family="paragraph" style:parent-style-name="Standard">
      <style:text-properties officeooo:rsid="0010bda1" officeooo:paragraph-rsid="0012b5fb"/>
    </style:style>
    <style:style style:name="P8" style:family="paragraph" style:parent-style-name="Standard">
      <style:text-properties officeooo:rsid="0012b5fb" officeooo:paragraph-rsid="0012b5fb"/>
    </style:style>
    <style:style style:name="P9" style:family="paragraph" style:parent-style-name="Standard">
      <style:text-properties officeooo:rsid="00134f4d" officeooo:paragraph-rsid="00134f4d"/>
    </style:style>
    <style:style style:name="P10" style:family="paragraph" style:parent-style-name="Standard">
      <style:text-properties officeooo:rsid="0013b20a" officeooo:paragraph-rsid="0013b20a"/>
    </style:style>
    <style:style style:name="P11" style:family="paragraph" style:parent-style-name="Standard">
      <style:text-properties officeooo:rsid="0015a5aa" officeooo:paragraph-rsid="0015a5aa"/>
    </style:style>
    <style:style style:name="P12" style:family="paragraph" style:parent-style-name="Standard">
      <style:text-properties officeooo:rsid="00167ce7" officeooo:paragraph-rsid="00167ce7"/>
    </style:style>
    <style:style style:name="P13" style:family="paragraph" style:parent-style-name="Standard">
      <style:text-properties officeooo:rsid="0010b932" officeooo:paragraph-rsid="0010b932"/>
    </style:style>
    <style:style style:name="P14" style:family="paragraph" style:parent-style-name="Standard">
      <style:text-properties officeooo:rsid="0010bda1" officeooo:paragraph-rsid="0010bda1"/>
    </style:style>
    <style:style style:name="P15" style:family="paragraph" style:parent-style-name="Standard">
      <style:text-properties officeooo:rsid="0013b20a" officeooo:paragraph-rsid="0013b20a"/>
    </style:style>
    <style:style style:name="P16" style:family="paragraph" style:parent-style-name="Standard">
      <style:text-properties officeooo:rsid="0017d761" officeooo:paragraph-rsid="0017d761"/>
    </style:style>
    <style:style style:name="P17" style:family="paragraph" style:parent-style-name="Standard">
      <style:text-properties officeooo:rsid="001970f0" officeooo:paragraph-rsid="001970f0"/>
    </style:style>
    <style:style style:name="T1" style:family="text">
      <style:text-properties officeooo:rsid="000df3a4"/>
    </style:style>
    <style:style style:name="T2" style:family="text">
      <style:text-properties officeooo:rsid="000fe57d"/>
    </style:style>
    <style:style style:name="T3" style:family="text">
      <style:text-properties officeooo:rsid="0010b932"/>
    </style:style>
    <style:style style:name="T4" style:family="text">
      <style:text-properties officeooo:rsid="0010bda1"/>
    </style:style>
    <style:style style:name="T5" style:family="text">
      <style:text-properties officeooo:rsid="0015a5aa"/>
    </style:style>
    <style:style style:name="T6" style:family="text">
      <style:text-properties officeooo:rsid="0017d761"/>
    </style:style>
    <style:style style:name="T7" style:family="text">
      <style:text-properties officeooo:rsid="001b1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<text:span text:style-name="T2">er</text:span></text:h>
      <text:p text:style-name="P1"/>
      <text:p text:style-name="P1">La compilation nécessite gcc</text:p>
      <text:p text:style-name="P1">Sous Windows :</text:p>
      <text:p text:style-name="P1">- ouvrir powerShell dans le répertoire racine via un shift clic droit</text:p>
      <text:p text:style-name="P1">- exécuter la commande ‘make windows’ pour générer un exécutable <text:span text:style-name="T1">windows</text:span></text:p>
      <text:p text:style-name="P1">Sous Linux :</text:p>
      <text:p text:style-name="P1">- ouvrir un terminal dans le répertoire racine</text:p>
      <text:p text:style-name="P1">- exécuter la commande ‘make’ <text:span text:style-name="T1">ou ‘make linux’ pour générer un exécutable linux</text:span></text:p>
      <text:p text:style-name="P1">- <text:span text:style-name="T1">exécuter la commande ‘make linux_win’ pour générer un exécutable windows</text:span></text:p>
      <text:p text:style-name="P1"/>
      <text:p text:style-name="P1"/>
      <text:h text:style-name="Heading_20_1" text:outline-level="1">Exécut<text:span text:style-name="T2">er</text:span></text:h>
      <text:p text:style-name="P1"/>
      <text:p text:style-name="P2">Une fois généré, il suffit d’entrer dans la même console :</text:p>
      <text:p text:style-name="P2">Sous Windows, ‘.\Labyrinthe.exe’</text:p>
      <text:p text:style-name="P2">Sous Linux, ‘./Labyrinthe’</text:p>
      <text:p text:style-name="P2"/>
      <text:p text:style-name="P2"/>
      <text:h text:style-name="Heading_20_1" text:outline-level="1">Jouer </text:h>
      <text:p text:style-name="P3"/>
      <text:p text:style-name="P3"/>
      <text:p text:style-name="P3">Vous allez évoluer dans un labyrinthe représenté par un tableau 2D.</text:p>
      <text:p text:style-name="P3"/>
      <text:p text:style-name="P9">Un cycle jour nuit s’y déroule, à chaque action (même incorrecte, le temps avance).</text:p>
      <text:p text:style-name="P3"/>
      <text:p text:style-name="P3">Le contenu d’une case est reconnaissable par un caractère :</text:p>
      <text:p text:style-name="P3">- joueur (vous) : ‘O’</text:p>
      <text:p text:style-name="P3">- vide : ‘ ‘</text:p>
      <text:p text:style-name="P3">- mur : ‘X’</text:p>
      <text:p text:style-name="P3">- objets interactifs : ‘?’</text:p>
      <text:p text:style-name="P3">- ennemis (griffeurs) : ‘!’</text:p>
      <text:p text:style-name="P4">- <text:span text:style-name="T3">portes: ‘^’</text:span></text:p>
      <text:p text:style-name="P13">- Porte menant sur une autre partie du labyrinthe: ‘A’, ‘B’, ‘C’ ou, ‘D’</text:p>
      <text:p text:style-name="P13">- sortie: ‘x’</text:p>
      <text:p text:style-name="P5">- <text:span text:style-name="T4">forge: ‘F’</text:span></text:p>
      <text:p text:style-name="P6">- lit: ‘L’</text:p>
      <text:p text:style-name="P4"/>
      <text:p text:style-name="P6">Vous pouvez vous déplacer avec les commandes ‘right’, ‘left’, ‘down’, ou ‘up’. Ou plus simplement ‘z’, ‘q’, ‘s’, ‘d’.</text:p>
      <text:p text:style-name="P4"/>
      <text:p text:style-name="P6">Toutes les interactions avec des objets nécessitent de se déplacer vers la case de l’objet.</text:p>
      <text:p text:style-name="P4"/>
      <text:p text:style-name="P7">La zone d’apparition est protégée des ennemis.</text:p>
      <text:p text:style-name="P7">Vous pouvez vous y reposer en utilisant le Lit, ou améliorer vos compétences à l’aide de la forge.</text:p>
      <text:p text:style-name="P8">La porte ne s’ouvre qu’en journée.</text:p>
      <text:p text:style-name="P8"/>
      <text:p text:style-name="P10"><text:soft-page-break/>Bonne chance !</text:p>
      <text:p text:style-name="P10"/>
      <text:p text:style-name="P10"/>
      <text:h text:style-name="Heading_20_1" text:outline-level="1">Fonctionnement</text:h>
      <text:p text:style-name="P10"/>
      <text:p text:style-name="P10"/>
      <text:h text:style-name="Heading_20_1" text:outline-level="1">Cr<text:span text:style-name="T6">é</text:span>ation de cartes</text:h>
      <text:p text:style-name="P16"/>
      <text:p text:style-name="P16">Pour créer sa propre carte, il faut suivre ces étapes:</text:p>
      <text:p text:style-name="P16">→ créer un fichier labyrinthe.opt et le remplir avec (remplassez les x avec vos valeurs numériques): <text:s/></text:p>
      <text:p text:style-name="P16">nb_maps: x</text:p>
      <text:p text:style-name="P16">size: x</text:p>
      <text:p text:style-name="P16"/>
      <text:p text:style-name="P16">nb_maps correspond au nombre de carte de votre labyrinthe (max 5).</text:p>
      <text:p text:style-name="P16">size correspond à la taille de la carte principale, <text:span text:style-name="T7">attention la carte devra donc être un carré</text:span>.</text:p>
      <text:p text:style-name="P16"/>
      <text:p text:style-name="P16">→ créer un fichier labyrinthe_x.opt pour chacune des autres cartes (ex: labyrinthe_1.opt)</text:p>
      <text:p text:style-name="P17">les remplir avec uniquement size</text:p>
      <text:p text:style-name="P17"/>
      <text:p text:style-name="P17">→ <text:span text:style-name="T7">créer pour chaque map un fichier labyrinthe_x.lvl où vous pourrez encoder le contenu de votre carte (voir caractères de sauvegarde). Attention à bien respecter la taille que vous avez indiquée dans labyrinthe_x.opt .</text:span></text:p>
      <text:p text:style-name="P16"/>
      <text:p text:style-name="P16">→ <text:span text:style-name="T7">placer ses fichiers dans un dossier du nom de votre choix de telle manière à obtenir ce chemin:</text:span></text:p>
      <text:p text:style-name="P16">./<text:span text:style-name="T7">res/levels/votreNiveau/</text:span></text:p>
      <text:p text:style-name="P16"/>
      <text:p text:style-name="P16">→ <text:span text:style-name="T7">avant de lancez le jeu, rendez vous dans ./res/levels/levels.opt pour y remplacer la valeur de level par le nom de votre nouveau niveau. (ex: level: votreNiveau)</text:span></text:p>
      <text:p text:style-name="P16"/>
      <text:p text:style-name="P16">caractères de sauvegarde des niveaux:</text:p>
      <text:p text:style-name="P16"/>
      <text:p text:style-name="P16">x-&gt;mur</text:p>
      <text:p text:style-name="P16">0-&gt;case vide(déplacement possible seulement ici)</text:p>
      <text:p text:style-name="P16">c-&gt; coffre</text:p>
      <text:p text:style-name="P16">S -&gt; Zone safe</text:p>
      <text:p text:style-name="P16">l -&gt; Lit</text:p>
      <text:p text:style-name="P16">f -&gt; forge</text:p>
      <text:p text:style-name="P16">r -&gt; coffre rare</text:p>
      <text:p text:style-name="P16">g -&gt; point d'apparition du griffeur</text:p>
      <text:p text:style-name="P16">k -&gt;parchemin contenant un morceau du mot de passe</text:p>
      <text:p text:style-name="P16">T -&gt; Piège (une heure en plus dans la journée!)</text:p>
      <text:p text:style-name="P16">P -&gt; Passage secret</text:p>
      <text:p text:style-name="P16">L -&gt; Levier d'activation</text:p>
      <text:p text:style-name="P16">1/2/3/4 -&gt; Accès aux blocs 1 2 3 4</text:p>
      <text:p text:style-name="P16">D -&gt; Porte jour/nuit</text:p>
      <text:p text:style-name="P16">E -&gt; Sortie !!</text:p>
      <text:p text:style-name="P10"/>
      <text:h text:style-name="Heading_20_1" text:outline-level="1"><text:soft-page-break/>Indice<text:span text:style-name="T5">s</text:span></text:h>
      <text:p text:style-name="P11"/>
      <text:p text:style-name="P11"/>
      <text:p text:style-name="P11">(&lt;!&gt;Spoiler Alert &lt;!&gt;)</text:p>
      <text:p text:style-name="P11"/>
      <text:p text:style-name="P12">P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35:40.447435718</meta:creation-date>
    <meta:generator>LibreOffice/7.3.6.2$Linux_X86_64 LibreOffice_project/30$Build-2</meta:generator>
    <dc:date>2022-10-31T10:24:39.334892948</dc:date>
    <meta:editing-duration>PT1H2S</meta:editing-duration>
    <meta:editing-cycles>14</meta:editing-cycles>
    <meta:document-statistic meta:table-count="0" meta:image-count="0" meta:object-count="0" meta:page-count="3" meta:paragraph-count="66" meta:word-count="480" meta:character-count="2771" meta:non-whitespace-character-count="2354"/>
  </office:meta>
</office:document-meta>
</file>